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2ea5" officeooo:paragraph-rsid="001e2e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mple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15:29:25.747891858</meta:creation-date>
    <dc:date>2014-11-21T15:29:48.086130053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4.2.6.3$Linux_X86_64 LibreOffice_project/420m0$Build-3</meta:generator>
  </office:meta>
</office:document-meta>
</file>